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FIRST at a Glance</text:p>
          </table:table-cell>
          <table:table-cell/>
        </table:table-row>
        <table:table-row table:style-name="ro2">
          <table:table-cell/>
          <table:table-cell office:value-type="string">
            <text:p><text:a xlink:href="http://www.usfirst.org/aboutus/first-at-a-glance">http://www.usfirst.org/aboutus/first-at-a-glance</text:a>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Gracious Professionalism &amp; Coopertition</text:p>
          </table:table-cell>
          <table:table-cell/>
        </table:table-row>
        <table:table-row table:style-name="ro2">
          <table:table-cell/>
          <table:table-cell office:value-type="string">
            <text:p><text:a xlink:href="http://www.usfirst.org/aboutus/gracious-professionalism">http://www.usfirst.org/aboutus/gracious-professionalism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Vision</text:p>
          </table:table-cell>
          <table:table-cell/>
        </table:table-row>
        <table:table-row table:style-name="ro2">
          <table:table-cell/>
          <table:table-cell office:value-type="string">
            <text:p><text:a xlink:href="http://www.usfirst.org/aboutus/vision">http://www.usfirst.org/aboutus/vis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ebsites</text:p>
          </table:table-cell>
          <table:table-cell/>
        </table:table-row>
        <table:table-row table:style-name="ro2">
          <table:table-cell/>
          <table:table-cell office:value-type="string">
            <text:p><text:a xlink:href="https://sites.google.com/site/rhbmhs/home">Red Hot Chili Bots</text:a></text:p>
          </table:table-cell>
        </table:table-row>
        <table:table-row table:style-name="ro2">
          <table:table-cell/>
          <table:table-cell office:value-type="string">
            <text:p><text:a xlink:href="http://www3.usfirst.org/">FIRST</text:a></text:p>
          </table:table-cell>
        </table:table-row>
        <table:table-row table:style-name="ro2">
          <table:table-cell/>
          <table:table-cell office:value-type="string">
            <text:p><text:a xlink:href="http://www.firstinmichigan.org/">First in Michiga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ocial Media</text:p>
          </table:table-cell>
          <table:table-cell/>
        </table:table-row>
        <table:table-row table:style-name="ro2">
          <table:table-cell/>
          <table:table-cell office:value-type="string">
            <text:p><text:a xlink:href="https://www.facebook.com/RedHotChiliBots">Facebook FRC4453</text:a></text:p>
          </table:table-cell>
        </table:table-row>
        <table:table-row table:style-name="ro2">
          <table:table-cell/>
          <table:table-cell office:value-type="string">
            <text:p><text:a xlink:href="https://twitter.com/RedHotChiliBots">Twitter FRC4453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roject Management</text:p>
          </table:table-cell>
          <table:table-cell/>
        </table:table-row>
        <table:table-row table:style-name="ro2">
          <table:table-cell/>
          <table:table-cell office:value-type="string">
            <text:p><text:a xlink:href="https://hub.jazz.net/project/marshallrobotics/FRC4453/overview">Jazz Hub FRC4453</text:a>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Safety</text:p>
          </table:table-cell>
          <table:table-cell office:value-type="string">
            <text:p>usfirst.org → FRC → Resources → Safety</text:p>
          </table:table-cell>
        </table:table-row>
        <table:table-row table:style-name="ro2">
          <table:table-cell/>
          <table:table-cell office:value-type="string">
            <text:p><text:a xlink:href="http://www3.usfirst.org/roboticsprograms/frc/safety-video-and-manual">FRC Safety URL</text:a></text:p>
          </table:table-cell>
        </table:table-row>
        <table:table-row table:style-name="ro2">
          <table:table-cell/>
          <table:table-cell office:value-type="string">
            <text:p><text:a xlink:href="http://www3.usfirst.org/sites/default/files/uploadedFiles/Robotics_Programs/FRC/Resources/2014 FRC Team Safety Manual 1.31.14.pdf">Safety Manual</text:a></text:p>
          </table:table-cell>
        </table:table-row>
        <table:table-row table:style-name="ro2">
          <table:table-cell/>
          <table:table-cell office:value-type="string">
            <text:p><text:a xlink:href="http://www.usfirst.org/aboutus/youth-protection-program">FIRST Youth Protection Program</text:a>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Game Rules</text:p>
          </table:table-cell>
          <table:table-cell office:value-type="string">
            <text:p>usfirst.org → FRC → Game and Season Info → Competition Manual</text:p>
          </table:table-cell>
        </table:table-row>
        <table:table-row table:style-name="ro2">
          <table:table-cell/>
          <table:table-cell office:value-type="string">
            <text:p><text:a xlink:href="http://frc-manual.usfirst.org/viewItem/2">Administrative Manual URL</text:a></text:p>
          </table:table-cell>
        </table:table-row>
        <table:table-row table:style-name="ro2">
          <table:table-cell/>
          <table:table-cell office:value-type="string">
            <text:p><text:a xlink:href="http://frc-manual.usfirst.org/viewItem/3">Game Manual URL</text:a>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>
            <text:p>Awards</text:p>
          </table:table-cell>
          <table:table-cell office:value-type="string">
            <text:p>usfirst.org → FRC → Game and Season Info → Awards</text:p>
          </table:table-cell>
        </table:table-row>
        <table:table-row table:style-name="ro2">
          <table:table-cell/>
          <table:table-cell office:value-type="string">
            <text:p><text:a xlink:href="http://frc-manual.usfirst.org/viewItem/9">Administrative Manual Section 6 URL</text:a></text:p>
          </table:table-cell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Calendars</text:p>
          </table:table-cell>
          <table:table-cell/>
        </table:table-row>
        <table:table-row table:style-name="ro2">
          <table:table-cell/>
          <table:table-cell office:value-type="string">
            <text:p><text:a xlink:href="https://sites.google.com/site/rhbmhs/calendar">Red Hot Chili Bots</text:a></text:p>
          </table:table-cell>
        </table:table-row>
        <table:table-row table:style-name="ro2">
          <table:table-cell/>
          <table:table-cell office:value-type="string">
            <text:p><text:a xlink:href="http://www.usfirst.org/roboticsprograms/frc/calendar/">FIRST</text:a></text:p>
          </table:table-cell>
        </table:table-row>
        <table:table-row table:style-name="ro2">
          <table:table-cell/>
          <table:table-cell office:value-type="string">
            <text:p><text:a xlink:href="http://www.firstinmichigan.org/calendar.html">FIRST in Michigan</text:a></text:p>
          </table:table-cell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Events</text:p>
          </table:table-cell>
          <table:table-cell/>
        </table:table-row>
        <table:table-row table:style-name="ro2">
          <table:table-cell/>
          <table:table-cell office:value-type="string">
            <text:p><text:a xlink:href="http://www.usfirst.org/roboticsprograms/frc/kickoff">FIRST Kick-off</text:a></text:p>
          </table:table-cell>
        </table:table-row>
        <table:table-row table:style-name="ro2">
          <table:table-cell/>
          <table:table-cell office:value-type="string">
            <text:p><text:a xlink:href="http://www.firstinmichigan.org/FRC_2015/frc_2015_season.html">FIRST in Michigan Qualifiers</text:a></text:p>
          </table:table-cell>
        </table:table-row>
        <table:table-row table:style-name="ro2">
          <table:table-cell/>
          <table:table-cell office:value-type="string">
            <text:p><text:a xlink:href="http://www.usfirst.org/roboticsprograms/frc/championship-event">FIRST Championship</text:a></text:p>
          </table:table-cell>
        </table:table-row>
        <table:table-row table:style-name="ro3">
          <table:table-cell table:number-columns-repeated="2"/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1:15:10</meta:creation-date>
    <dc:date>2014-10-02T13:26:59</dc:date>
    <meta:editing-duration>PT2H5M56S</meta:editing-duration>
    <meta:editing-cycles>5</meta:editing-cycles>
    <meta:generator>LibreOffice/3.6$Linux_X86_64 LibreOffice_project/360m1$Build-2</meta:generator>
    <meta:document-statistic meta:table-count="1" meta:cell-count="35" meta:object-count="0"/>
  </office:meta>
</office:document-meta>
</file>